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3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3" table:default-cell-style-name="ce2"/>
        <table:table-row table:style-name="ro1">
          <table:table-cell table:number-columns-repeated="6"/>
          <table:table-cell table:style-name="Default" table:number-columns-repeated="3"/>
        </table:table-row>
        <table:table-row table:style-name="ro2">
          <table:table-cell table:number-columns-repeated="3"/>
          <table:table-cell office:value-type="string">
            <text:p>c</text:p>
          </table:table-cell>
          <table:table-cell table:style-name="ce1" office:value-type="float" office:value="340.29">
            <text:p>340.29</text:p>
          </table:table-cell>
          <table:table-cell/>
          <table:table-cell table:style-name="Default" table:number-columns-repeated="3"/>
        </table:table-row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>
            <text:p>L (m)</text:p>
          </table:table-cell>
          <table:table-cell/>
          <table:table-cell table:style-name="Default" office:value-type="string">
            <text:p>NOTE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AVE LENGTH (CM)</text:p>
          </table:table-cell>
        </table:table-row>
        <table:table-row table:style-name="ro2">
          <table:table-cell table:number-columns-repeated="4"/>
          <table:table-cell table:formula="of:=[.$E$2]/(2*[.H6])" office:value-type="float" office:value="10.4064220183486">
            <text:p>10.4064220183</text:p>
          </table:table-cell>
          <table:table-cell/>
          <table:table-cell office:value-type="string">
            <text:p>C0</text:p>
          </table:table-cell>
          <table:table-cell office:value-type="float" office:value="16.35">
            <text:p>16.35</text:p>
          </table:table-cell>
          <table:table-cell office:value-type="float" office:value="2109.89">
            <text:p>2109.89</text:p>
          </table:table-cell>
        </table:table-row>
        <table:table-row table:style-name="ro2">
          <table:table-cell table:number-columns-repeated="4"/>
          <table:table-cell table:formula="of:=[.$E$2]/(2*[.H7])" office:value-type="float" office:value="9.8236143187067">
            <text:p>9.8236143187</text:p>
          </table:table-cell>
          <table:table-cell/>
          <table:table-cell office:value-type="string">
            <text:p> C#0/Db0 </text:p>
          </table:table-cell>
          <table:table-cell office:value-type="float" office:value="17.32">
            <text:p>17.32</text:p>
          </table:table-cell>
          <table:table-cell office:value-type="float" office:value="1991.47">
            <text:p>1991.47</text:p>
          </table:table-cell>
        </table:table-row>
        <table:table-row table:style-name="ro2">
          <table:table-cell table:number-columns-repeated="4"/>
          <table:table-cell table:formula="of:=[.$E$2]/(2*[.H8])" office:value-type="float" office:value="9.27220708446867">
            <text:p>9.2722070845</text:p>
          </table:table-cell>
          <table:table-cell/>
          <table:table-cell office:value-type="string">
            <text:p>D0</text:p>
          </table:table-cell>
          <table:table-cell office:value-type="float" office:value="18.35">
            <text:p>18.35</text:p>
          </table:table-cell>
          <table:table-cell office:value-type="float" office:value="1879.69">
            <text:p>1879.69</text:p>
          </table:table-cell>
        </table:table-row>
        <table:table-row table:style-name="ro2">
          <table:table-cell table:number-columns-repeated="4"/>
          <table:table-cell table:formula="of:=[.$E$2]/(2*[.H9])" office:value-type="float" office:value="8.74781491002571">
            <text:p>8.74781491</text:p>
          </table:table-cell>
          <table:table-cell/>
          <table:table-cell office:value-type="string">
            <text:p> D#0/Eb0 </text:p>
          </table:table-cell>
          <table:table-cell office:value-type="float" office:value="19.45">
            <text:p>19.45</text:p>
          </table:table-cell>
          <table:table-cell office:value-type="float" office:value="1774.2">
            <text:p>1774.2</text:p>
          </table:table-cell>
        </table:table-row>
        <table:table-row table:style-name="ro2">
          <table:table-cell table:number-columns-repeated="4"/>
          <table:table-cell table:formula="of:=[.$E$2]/(2*[.H10])" office:value-type="float" office:value="8.25946601941748">
            <text:p>8.2594660194</text:p>
          </table:table-cell>
          <table:table-cell/>
          <table:table-cell office:value-type="string">
            <text:p>E0</text:p>
          </table:table-cell>
          <table:table-cell office:value-type="float" office:value="20.6">
            <text:p>20.6</text:p>
          </table:table-cell>
          <table:table-cell office:value-type="float" office:value="1674.62">
            <text:p>1674.62</text:p>
          </table:table-cell>
        </table:table-row>
        <table:table-row table:style-name="ro2">
          <table:table-cell table:number-columns-repeated="4"/>
          <table:table-cell table:formula="of:=[.$E$2]/(2*[.H11])" office:value-type="float" office:value="7.79409070087036">
            <text:p>7.7940907009</text:p>
          </table:table-cell>
          <table:table-cell/>
          <table:table-cell office:value-type="string">
            <text:p>F0</text:p>
          </table:table-cell>
          <table:table-cell office:value-type="float" office:value="21.83">
            <text:p>21.83</text:p>
          </table:table-cell>
          <table:table-cell office:value-type="float" office:value="1580.63">
            <text:p>1580.63</text:p>
          </table:table-cell>
        </table:table-row>
        <table:table-row table:style-name="ro2">
          <table:table-cell table:number-columns-repeated="4"/>
          <table:table-cell table:formula="of:=[.$E$2]/(2*[.H12])" office:value-type="float" office:value="7.35921280276817">
            <text:p>7.3592128028</text:p>
          </table:table-cell>
          <table:table-cell/>
          <table:table-cell office:value-type="string">
            <text:p> F#0/Gb0 </text:p>
          </table:table-cell>
          <table:table-cell office:value-type="float" office:value="23.12">
            <text:p>23.12</text:p>
          </table:table-cell>
          <table:table-cell office:value-type="float" office:value="1491.91">
            <text:p>1491.91</text:p>
          </table:table-cell>
        </table:table-row>
        <table:table-row table:style-name="ro2">
          <table:table-cell table:number-columns-repeated="4"/>
          <table:table-cell table:formula="of:=[.$E$2]/(2*[.H13])" office:value-type="float" office:value="6.94469387755102">
            <text:p>6.9446938776</text:p>
          </table:table-cell>
          <table:table-cell/>
          <table:table-cell office:value-type="string">
            <text:p>G0</text:p>
          </table:table-cell>
          <table:table-cell office:value-type="float" office:value="24.5">
            <text:p>24.5</text:p>
          </table:table-cell>
          <table:table-cell office:value-type="float" office:value="1408.18">
            <text:p>1408.18</text:p>
          </table:table-cell>
        </table:table-row>
        <table:table-row table:style-name="ro2">
          <table:table-cell table:number-columns-repeated="4"/>
          <table:table-cell table:formula="of:=[.$E$2]/(2*[.H14])" office:value-type="float" office:value="6.5541217257319">
            <text:p>6.5541217257</text:p>
          </table:table-cell>
          <table:table-cell/>
          <table:table-cell office:value-type="string">
            <text:p> G#0/Ab0 </text:p>
          </table:table-cell>
          <table:table-cell office:value-type="float" office:value="25.96">
            <text:p>25.96</text:p>
          </table:table-cell>
          <table:table-cell office:value-type="float" office:value="1329.14">
            <text:p>1329.14</text:p>
          </table:table-cell>
        </table:table-row>
        <table:table-row table:style-name="ro2">
          <table:table-cell table:number-columns-repeated="4"/>
          <table:table-cell table:formula="of:=[.$E$2]/(2*[.H15])" office:value-type="float" office:value="6.18709090909091">
            <text:p>6.1870909091</text:p>
          </table:table-cell>
          <table:table-cell/>
          <table:table-cell office:value-type="string">
            <text:p>A0</text:p>
          </table:table-cell>
          <table:table-cell office:value-type="float" office:value="27.5">
            <text:p>27.5</text:p>
          </table:table-cell>
          <table:table-cell office:value-type="float" office:value="1254.55">
            <text:p>1254.55</text:p>
          </table:table-cell>
        </table:table-row>
        <table:table-row table:style-name="ro2">
          <table:table-cell table:number-columns-repeated="4"/>
          <table:table-cell table:formula="of:=[.$E$2]/(2*[.H16])" office:value-type="float" office:value="5.83888126286891">
            <text:p>5.8388812629</text:p>
          </table:table-cell>
          <table:table-cell/>
          <table:table-cell office:value-type="string">
            <text:p> A#0/Bb0 </text:p>
          </table:table-cell>
          <table:table-cell office:value-type="float" office:value="29.14">
            <text:p>29.14</text:p>
          </table:table-cell>
          <table:table-cell office:value-type="float" office:value="1184.13">
            <text:p>1184.13</text:p>
          </table:table-cell>
        </table:table-row>
        <table:table-row table:style-name="ro2">
          <table:table-cell table:number-columns-repeated="4"/>
          <table:table-cell table:formula="of:=[.$E$2]/(2*[.H17])" office:value-type="float" office:value="5.51166180758018">
            <text:p>5.5116618076</text:p>
          </table:table-cell>
          <table:table-cell/>
          <table:table-cell office:value-type="string">
            <text:p>B0</text:p>
          </table:table-cell>
          <table:table-cell office:value-type="float" office:value="30.87">
            <text:p>30.87</text:p>
          </table:table-cell>
          <table:table-cell office:value-type="float" office:value="1117.67">
            <text:p>1117.67</text:p>
          </table:table-cell>
        </table:table-row>
        <table:table-row table:style-name="ro2">
          <table:table-cell table:number-columns-repeated="4"/>
          <table:table-cell table:formula="of:=[.$E$2]/(2*[.H18])" office:value-type="float" office:value="5.20321100917431">
            <text:p>5.2032110092</text:p>
          </table:table-cell>
          <table:table-cell/>
          <table:table-cell office:value-type="string">
            <text:p>C1</text:p>
          </table:table-cell>
          <table:table-cell office:value-type="float" office:value="32.7">
            <text:p>32.7</text:p>
          </table:table-cell>
          <table:table-cell office:value-type="float" office:value="1054.94">
            <text:p>1054.94</text:p>
          </table:table-cell>
        </table:table-row>
        <table:table-row table:style-name="ro2">
          <table:table-cell table:number-columns-repeated="4"/>
          <table:table-cell table:formula="of:=[.$E$2]/(2*[.H19])" office:value-type="float" office:value="4.91038961038961">
            <text:p>4.9103896104</text:p>
          </table:table-cell>
          <table:table-cell/>
          <table:table-cell office:value-type="string">
            <text:p> C#1/Db1 </text:p>
          </table:table-cell>
          <table:table-cell office:value-type="float" office:value="34.65">
            <text:p>34.65</text:p>
          </table:table-cell>
          <table:table-cell office:value-type="float" office:value="995.73">
            <text:p>995.73</text:p>
          </table:table-cell>
        </table:table-row>
        <table:table-row table:style-name="ro2">
          <table:table-cell table:number-columns-repeated="4"/>
          <table:table-cell table:formula="of:=[.$E$2]/(2*[.H20])" office:value-type="float" office:value="4.6348406428766">
            <text:p>4.6348406429</text:p>
          </table:table-cell>
          <table:table-cell/>
          <table:table-cell office:value-type="string">
            <text:p>D1</text:p>
          </table:table-cell>
          <table:table-cell office:value-type="float" office:value="36.71">
            <text:p>36.71</text:p>
          </table:table-cell>
          <table:table-cell office:value-type="float" office:value="939.85">
            <text:p>939.85</text:p>
          </table:table-cell>
        </table:table-row>
        <table:table-row table:style-name="ro2">
          <table:table-cell table:number-columns-repeated="4"/>
          <table:table-cell table:formula="of:=[.$E$2]/(2*[.H21])" office:value-type="float" office:value="4.3750321419388">
            <text:p>4.3750321419</text:p>
          </table:table-cell>
          <table:table-cell/>
          <table:table-cell office:value-type="string">
            <text:p> D#1/Eb1 </text:p>
          </table:table-cell>
          <table:table-cell office:value-type="float" office:value="38.89">
            <text:p>38.89</text:p>
          </table:table-cell>
          <table:table-cell office:value-type="float" office:value="887.1">
            <text:p>887.1</text:p>
          </table:table-cell>
        </table:table-row>
        <table:table-row table:style-name="ro2">
          <table:table-cell table:number-columns-repeated="4"/>
          <table:table-cell table:formula="of:=[.$E$2]/(2*[.H22])" office:value-type="float" office:value="4.12973300970874">
            <text:p>4.1297330097</text:p>
          </table:table-cell>
          <table:table-cell/>
          <table:table-cell office:value-type="string">
            <text:p>E1</text:p>
          </table:table-cell>
          <table:table-cell office:value-type="float" office:value="41.2">
            <text:p>41.2</text:p>
          </table:table-cell>
          <table:table-cell office:value-type="float" office:value="837.31">
            <text:p>837.31</text:p>
          </table:table-cell>
        </table:table-row>
        <table:table-row table:style-name="ro2">
          <table:table-cell table:number-columns-repeated="4"/>
          <table:table-cell table:formula="of:=[.$E$2]/(2*[.H23])" office:value-type="float" office:value="3.8979381443299">
            <text:p>3.8979381443</text:p>
          </table:table-cell>
          <table:table-cell/>
          <table:table-cell office:value-type="string">
            <text:p>F1</text:p>
          </table:table-cell>
          <table:table-cell office:value-type="float" office:value="43.65">
            <text:p>43.65</text:p>
          </table:table-cell>
          <table:table-cell office:value-type="float" office:value="790.31">
            <text:p>790.31</text:p>
          </table:table-cell>
        </table:table-row>
        <table:table-row table:style-name="ro2">
          <table:table-cell table:number-columns-repeated="4"/>
          <table:table-cell table:formula="of:=[.$E$2]/(2*[.H24])" office:value-type="float" office:value="3.67881081081081">
            <text:p>3.6788108108</text:p>
          </table:table-cell>
          <table:table-cell/>
          <table:table-cell office:value-type="string">
            <text:p> F#1/Gb1 </text:p>
          </table:table-cell>
          <table:table-cell office:value-type="float" office:value="46.25">
            <text:p>46.25</text:p>
          </table:table-cell>
          <table:table-cell office:value-type="float" office:value="745.96">
            <text:p>745.96</text:p>
          </table:table-cell>
        </table:table-row>
        <table:table-row table:style-name="ro2">
          <table:table-cell table:number-columns-repeated="4"/>
          <table:table-cell table:formula="of:=[.$E$2]/(2*[.H25])" office:value-type="float" office:value="3.47234693877551">
            <text:p>3.4723469388</text:p>
          </table:table-cell>
          <table:table-cell/>
          <table:table-cell office:value-type="string">
            <text:p>G1</text:p>
          </table:table-cell>
          <table:table-cell office:value-type="float" office:value="49">
            <text:p>49</text:p>
          </table:table-cell>
          <table:table-cell office:value-type="float" office:value="704.09">
            <text:p>704.09</text:p>
          </table:table-cell>
        </table:table-row>
        <table:table-row table:style-name="ro2">
          <table:table-cell table:number-columns-repeated="4"/>
          <table:table-cell table:formula="of:=[.$E$2]/(2*[.H26])" office:value-type="float" office:value="3.27769215950684">
            <text:p>3.2776921595</text:p>
          </table:table-cell>
          <table:table-cell/>
          <table:table-cell office:value-type="string">
            <text:p> G#1/Ab1 </text:p>
          </table:table-cell>
          <table:table-cell office:value-type="float" office:value="51.91">
            <text:p>51.91</text:p>
          </table:table-cell>
          <table:table-cell office:value-type="float" office:value="664.57">
            <text:p>664.57</text:p>
          </table:table-cell>
        </table:table-row>
        <table:table-row table:style-name="ro2">
          <table:table-cell table:number-columns-repeated="4"/>
          <table:table-cell table:formula="of:=[.$E$2]/(2*[.H27])" office:value-type="float" office:value="3.09354545454545">
            <text:p>3.0935454545</text:p>
          </table:table-cell>
          <table:table-cell/>
          <table:table-cell office:value-type="string">
            <text:p>A1</text:p>
          </table:table-cell>
          <table:table-cell office:value-type="float" office:value="55">
            <text:p>55</text:p>
          </table:table-cell>
          <table:table-cell office:value-type="float" office:value="627.27">
            <text:p>627.27</text:p>
          </table:table-cell>
        </table:table-row>
        <table:table-row table:style-name="ro2">
          <table:table-cell table:number-columns-repeated="4"/>
          <table:table-cell table:formula="of:=[.$E$2]/(2*[.H28])" office:value-type="float" office:value="2.9199416509353">
            <text:p>2.9199416509</text:p>
          </table:table-cell>
          <table:table-cell/>
          <table:table-cell office:value-type="string">
            <text:p> A#1/Bb1 </text:p>
          </table:table-cell>
          <table:table-cell office:value-type="float" office:value="58.27">
            <text:p>58.27</text:p>
          </table:table-cell>
          <table:table-cell office:value-type="float" office:value="592.07">
            <text:p>592.07</text:p>
          </table:table-cell>
        </table:table-row>
        <table:table-row table:style-name="ro2">
          <table:table-cell table:number-columns-repeated="4"/>
          <table:table-cell table:formula="of:=[.$E$2]/(2*[.H29])" office:value-type="float" office:value="2.75583090379009">
            <text:p>2.7558309038</text:p>
          </table:table-cell>
          <table:table-cell/>
          <table:table-cell office:value-type="string">
            <text:p>B1</text:p>
          </table:table-cell>
          <table:table-cell office:value-type="float" office:value="61.74">
            <text:p>61.74</text:p>
          </table:table-cell>
          <table:table-cell office:value-type="float" office:value="558.84">
            <text:p>558.84</text:p>
          </table:table-cell>
        </table:table-row>
        <table:table-row table:style-name="ro2">
          <table:table-cell table:number-columns-repeated="4"/>
          <table:table-cell table:formula="of:=[.$E$2]/(2*[.H30])" office:value-type="float" office:value="2.60120776639658">
            <text:p>2.6012077664</text:p>
          </table:table-cell>
          <table:table-cell/>
          <table:table-cell office:value-type="string">
            <text:p>C2</text:p>
          </table:table-cell>
          <table:table-cell office:value-type="float" office:value="65.41">
            <text:p>65.41</text:p>
          </table:table-cell>
          <table:table-cell office:value-type="float" office:value="527.47">
            <text:p>527.47</text:p>
          </table:table-cell>
        </table:table-row>
        <table:table-row table:style-name="ro2">
          <table:table-cell table:number-columns-repeated="4"/>
          <table:table-cell table:formula="of:=[.$E$2]/(2*[.H31])" office:value-type="float" office:value="2.45519480519481">
            <text:p>2.4551948052</text:p>
          </table:table-cell>
          <table:table-cell/>
          <table:table-cell office:value-type="string">
            <text:p> C#2/Db2 </text:p>
          </table:table-cell>
          <table:table-cell office:value-type="float" office:value="69.3">
            <text:p>69.3</text:p>
          </table:table-cell>
          <table:table-cell office:value-type="float" office:value="497.87">
            <text:p>497.87</text:p>
          </table:table-cell>
        </table:table-row>
        <table:table-row table:style-name="ro2">
          <table:table-cell table:number-columns-repeated="4"/>
          <table:table-cell table:formula="of:=[.$E$2]/(2*[.H32])" office:value-type="float" office:value="2.3174203214383">
            <text:p>2.3174203214</text:p>
          </table:table-cell>
          <table:table-cell/>
          <table:table-cell office:value-type="string">
            <text:p>D2</text:p>
          </table:table-cell>
          <table:table-cell office:value-type="float" office:value="73.42">
            <text:p>73.42</text:p>
          </table:table-cell>
          <table:table-cell office:value-type="float" office:value="469.92">
            <text:p>469.92</text:p>
          </table:table-cell>
        </table:table-row>
        <table:table-row table:style-name="ro2">
          <table:table-cell table:number-columns-repeated="4"/>
          <table:table-cell table:formula="of:=[.$E$2]/(2*[.H33])" office:value-type="float" office:value="2.1875160709694">
            <text:p>2.187516071</text:p>
          </table:table-cell>
          <table:table-cell/>
          <table:table-cell office:value-type="string">
            <text:p> D#2/Eb2 </text:p>
          </table:table-cell>
          <table:table-cell office:value-type="float" office:value="77.78">
            <text:p>77.78</text:p>
          </table:table-cell>
          <table:table-cell office:value-type="float" office:value="443.55">
            <text:p>443.55</text:p>
          </table:table-cell>
        </table:table-row>
        <table:table-row table:style-name="ro2">
          <table:table-cell table:number-columns-repeated="4"/>
          <table:table-cell table:formula="of:=[.$E$2]/(2*[.H34])" office:value-type="float" office:value="2.06461594466691">
            <text:p>2.0646159447</text:p>
          </table:table-cell>
          <table:table-cell/>
          <table:table-cell office:value-type="string">
            <text:p>E2</text:p>
          </table:table-cell>
          <table:table-cell office:value-type="float" office:value="82.41">
            <text:p>82.41</text:p>
          </table:table-cell>
          <table:table-cell office:value-type="float" office:value="418.65">
            <text:p>418.65</text:p>
          </table:table-cell>
        </table:table-row>
        <table:table-row table:style-name="ro2">
          <table:table-cell table:number-columns-repeated="4"/>
          <table:table-cell table:formula="of:=[.$E$2]/(2*[.H35])" office:value-type="float" office:value="1.94874584812736">
            <text:p>1.9487458481</text:p>
          </table:table-cell>
          <table:table-cell/>
          <table:table-cell office:value-type="string">
            <text:p>F2</text:p>
          </table:table-cell>
          <table:table-cell office:value-type="float" office:value="87.31">
            <text:p>87.31</text:p>
          </table:table-cell>
          <table:table-cell office:value-type="float" office:value="395.16">
            <text:p>395.16</text:p>
          </table:table-cell>
        </table:table-row>
        <table:table-row table:style-name="ro2">
          <table:table-cell table:number-columns-repeated="4"/>
          <table:table-cell table:formula="of:=[.$E$2]/(2*[.H36])" office:value-type="float" office:value="1.83940540540541">
            <text:p>1.8394054054</text:p>
          </table:table-cell>
          <table:table-cell/>
          <table:table-cell office:value-type="string">
            <text:p> F#2/Gb2 </text:p>
          </table:table-cell>
          <table:table-cell office:value-type="float" office:value="92.5">
            <text:p>92.5</text:p>
          </table:table-cell>
          <table:table-cell office:value-type="float" office:value="372.98">
            <text:p>372.98</text:p>
          </table:table-cell>
        </table:table-row>
        <table:table-row table:style-name="ro2">
          <table:table-cell table:number-columns-repeated="4"/>
          <table:table-cell table:formula="of:=[.$E$2]/(2*[.H37])" office:value-type="float" office:value="1.73617346938776">
            <text:p>1.7361734694</text:p>
          </table:table-cell>
          <table:table-cell/>
          <table:table-cell office:value-type="string">
            <text:p>G2</text:p>
          </table:table-cell>
          <table:table-cell office:value-type="float" office:value="98">
            <text:p>98</text:p>
          </table:table-cell>
          <table:table-cell office:value-type="float" office:value="352.04">
            <text:p>352.04</text:p>
          </table:table-cell>
        </table:table-row>
        <table:table-row table:style-name="ro2">
          <table:table-cell table:number-columns-repeated="4"/>
          <table:table-cell table:formula="of:=[.$E$2]/(2*[.H38])" office:value-type="float" office:value="1.63868824039295">
            <text:p>1.6386882404</text:p>
          </table:table-cell>
          <table:table-cell/>
          <table:table-cell office:value-type="string">
            <text:p> G#2/Ab2 </text:p>
          </table:table-cell>
          <table:table-cell office:value-type="float" office:value="103.83">
            <text:p>103.83</text:p>
          </table:table-cell>
          <table:table-cell office:value-type="float" office:value="332.29">
            <text:p>332.29</text:p>
          </table:table-cell>
        </table:table-row>
        <table:table-row table:style-name="ro2">
          <table:table-cell table:number-columns-repeated="4"/>
          <table:table-cell table:formula="of:=[.$E$2]/(2*[.H39])" office:value-type="float" office:value="1.54677272727273">
            <text:p>1.5467727273</text:p>
          </table:table-cell>
          <table:table-cell/>
          <table:table-cell office:value-type="string">
            <text:p>A2</text:p>
          </table:table-cell>
          <table:table-cell office:value-type="float" office:value="110">
            <text:p>110</text:p>
          </table:table-cell>
          <table:table-cell office:value-type="float" office:value="313.64">
            <text:p>313.64</text:p>
          </table:table-cell>
        </table:table-row>
        <table:table-row table:style-name="ro2">
          <table:table-cell table:number-columns-repeated="4"/>
          <table:table-cell table:formula="of:=[.$E$2]/(2*[.H40])" office:value-type="float" office:value="1.45997082546765">
            <text:p>1.4599708255</text:p>
          </table:table-cell>
          <table:table-cell/>
          <table:table-cell office:value-type="string">
            <text:p> A#2/Bb2 </text:p>
          </table:table-cell>
          <table:table-cell office:value-type="float" office:value="116.54">
            <text:p>116.54</text:p>
          </table:table-cell>
          <table:table-cell office:value-type="float" office:value="296.03">
            <text:p>296.03</text:p>
          </table:table-cell>
        </table:table-row>
        <table:table-row table:style-name="ro2">
          <table:table-cell table:number-columns-repeated="4"/>
          <table:table-cell table:formula="of:=[.$E$2]/(2*[.H41])" office:value-type="float" office:value="1.37802705110553">
            <text:p>1.3780270511</text:p>
          </table:table-cell>
          <table:table-cell/>
          <table:table-cell office:value-type="string">
            <text:p>B2</text:p>
          </table:table-cell>
          <table:table-cell office:value-type="float" office:value="123.47">
            <text:p>123.47</text:p>
          </table:table-cell>
          <table:table-cell office:value-type="float" office:value="279.42">
            <text:p>279.42</text:p>
          </table:table-cell>
        </table:table-row>
        <table:table-row table:style-name="ro2">
          <table:table-cell table:number-columns-repeated="4"/>
          <table:table-cell table:formula="of:=[.$E$2]/(2*[.H42])" office:value-type="float" office:value="1.30070331014448">
            <text:p>1.3007033101</text:p>
          </table:table-cell>
          <table:table-cell/>
          <table:table-cell office:value-type="string">
            <text:p>C3</text:p>
          </table:table-cell>
          <table:table-cell office:value-type="float" office:value="130.81">
            <text:p>130.81</text:p>
          </table:table-cell>
          <table:table-cell office:value-type="float" office:value="263.74">
            <text:p>263.74</text:p>
          </table:table-cell>
        </table:table-row>
        <table:table-row table:style-name="ro2">
          <table:table-cell table:number-columns-repeated="4"/>
          <table:table-cell table:formula="of:=[.$E$2]/(2*[.H43])" office:value-type="float" office:value="1.22768598022945">
            <text:p>1.2276859802</text:p>
          </table:table-cell>
          <table:table-cell/>
          <table:table-cell office:value-type="string">
            <text:p> C#3/Db3 </text:p>
          </table:table-cell>
          <table:table-cell office:value-type="float" office:value="138.59">
            <text:p>138.59</text:p>
          </table:table-cell>
          <table:table-cell office:value-type="float" office:value="248.93">
            <text:p>248.93</text:p>
          </table:table-cell>
        </table:table-row>
        <table:table-row table:style-name="ro2">
          <table:table-cell table:number-columns-repeated="4"/>
          <table:table-cell table:formula="of:=[.$E$2]/(2*[.H44])" office:value-type="float" office:value="1.15878907580195">
            <text:p>1.1587890758</text:p>
          </table:table-cell>
          <table:table-cell/>
          <table:table-cell office:value-type="string">
            <text:p>D3</text:p>
          </table:table-cell>
          <table:table-cell office:value-type="float" office:value="146.83">
            <text:p>146.83</text:p>
          </table:table-cell>
          <table:table-cell office:value-type="float" office:value="234.96">
            <text:p>234.96</text:p>
          </table:table-cell>
        </table:table-row>
        <table:table-row table:style-name="ro2">
          <table:table-cell table:number-columns-repeated="4"/>
          <table:table-cell table:formula="of:=[.$E$2]/(2*[.H45])" office:value-type="float" office:value="1.0937580354847">
            <text:p>1.0937580355</text:p>
          </table:table-cell>
          <table:table-cell/>
          <table:table-cell office:value-type="string">
            <text:p> D#3/Eb3 </text:p>
          </table:table-cell>
          <table:table-cell office:value-type="float" office:value="155.56">
            <text:p>155.56</text:p>
          </table:table-cell>
          <table:table-cell office:value-type="float" office:value="221.77">
            <text:p>221.77</text:p>
          </table:table-cell>
        </table:table-row>
        <table:table-row table:style-name="ro2">
          <table:table-cell table:number-columns-repeated="4"/>
          <table:table-cell table:formula="of:=[.$E$2]/(2*[.H46])" office:value-type="float" office:value="1.03237060857958">
            <text:p>1.0323706086</text:p>
          </table:table-cell>
          <table:table-cell/>
          <table:table-cell office:value-type="string">
            <text:p>E3</text:p>
          </table:table-cell>
          <table:table-cell office:value-type="float" office:value="164.81">
            <text:p>164.81</text:p>
          </table:table-cell>
          <table:table-cell office:value-type="float" office:value="209.33">
            <text:p>209.33</text:p>
          </table:table-cell>
        </table:table-row>
        <table:table-row table:style-name="ro2">
          <table:table-cell table:number-columns-repeated="4"/>
          <table:table-cell table:formula="of:=[.$E$2]/(2*[.H47])" office:value-type="float" office:value="0.97442872687704">
            <text:p>0.9744287269</text:p>
          </table:table-cell>
          <table:table-cell/>
          <table:table-cell office:value-type="string">
            <text:p>F3</text:p>
          </table:table-cell>
          <table:table-cell office:value-type="float" office:value="174.61">
            <text:p>174.61</text:p>
          </table:table-cell>
          <table:table-cell office:value-type="float" office:value="197.58">
            <text:p>197.58</text:p>
          </table:table-cell>
        </table:table-row>
        <table:table-row table:style-name="ro2">
          <table:table-cell table:number-columns-repeated="4"/>
          <table:table-cell table:formula="of:=[.$E$2]/(2*[.H48])" office:value-type="float" office:value="0.919702702702703">
            <text:p>0.9197027027</text:p>
          </table:table-cell>
          <table:table-cell/>
          <table:table-cell office:value-type="string">
            <text:p> F#3/Gb3 </text:p>
          </table:table-cell>
          <table:table-cell office:value-type="float" office:value="185">
            <text:p>185</text:p>
          </table:table-cell>
          <table:table-cell office:value-type="float" office:value="186.49">
            <text:p>186.49</text:p>
          </table:table-cell>
        </table:table-row>
        <table:table-row table:style-name="ro2">
          <table:table-cell table:number-columns-repeated="4"/>
          <table:table-cell table:formula="of:=[.$E$2]/(2*[.H49])" office:value-type="float" office:value="0.868086734693878">
            <text:p>0.8680867347</text:p>
          </table:table-cell>
          <table:table-cell/>
          <table:table-cell office:value-type="string">
            <text:p>G3</text:p>
          </table:table-cell>
          <table:table-cell office:value-type="float" office:value="196">
            <text:p>196</text:p>
          </table:table-cell>
          <table:table-cell office:value-type="float" office:value="176.02">
            <text:p>176.02</text:p>
          </table:table-cell>
        </table:table-row>
        <table:table-row table:style-name="ro2">
          <table:table-cell table:number-columns-repeated="4"/>
          <table:table-cell table:formula="of:=[.$E$2]/(2*[.H50])" office:value-type="float" office:value="0.819383578136287">
            <text:p>0.8193835781</text:p>
          </table:table-cell>
          <table:table-cell/>
          <table:table-cell office:value-type="string">
            <text:p> G#3/Ab3 </text:p>
          </table:table-cell>
          <table:table-cell office:value-type="float" office:value="207.65">
            <text:p>207.65</text:p>
          </table:table-cell>
          <table:table-cell office:value-type="float" office:value="166.14">
            <text:p>166.14</text:p>
          </table:table-cell>
        </table:table-row>
        <table:table-row table:style-name="ro2">
          <table:table-cell table:number-columns-repeated="4"/>
          <table:table-cell table:formula="of:=[.$E$2]/(2*[.H51])" office:value-type="float" office:value="0.773386363636364">
            <text:p>0.7733863636</text:p>
          </table:table-cell>
          <table:table-cell/>
          <table:table-cell office:value-type="string">
            <text:p>A3</text:p>
          </table:table-cell>
          <table:table-cell office:value-type="float" office:value="220">
            <text:p>220</text:p>
          </table:table-cell>
          <table:table-cell office:value-type="float" office:value="156.82">
            <text:p>156.82</text:p>
          </table:table-cell>
        </table:table-row>
        <table:table-row table:style-name="ro2">
          <table:table-cell table:number-columns-repeated="4"/>
          <table:table-cell table:formula="of:=[.$E$2]/(2*[.H52])" office:value-type="float" office:value="0.729985412733825">
            <text:p>0.7299854127</text:p>
          </table:table-cell>
          <table:table-cell/>
          <table:table-cell office:value-type="string">
            <text:p> A#3/Bb3 </text:p>
          </table:table-cell>
          <table:table-cell office:value-type="float" office:value="233.08">
            <text:p>233.08</text:p>
          </table:table-cell>
          <table:table-cell office:value-type="float" office:value="148.02">
            <text:p>148.02</text:p>
          </table:table-cell>
        </table:table-row>
        <table:table-row table:style-name="ro2">
          <table:table-cell table:number-columns-repeated="4"/>
          <table:table-cell table:formula="of:=[.$E$2]/(2*[.H53])" office:value-type="float" office:value="0.689013525552766">
            <text:p>0.6890135256</text:p>
          </table:table-cell>
          <table:table-cell/>
          <table:table-cell office:value-type="string">
            <text:p>B3</text:p>
          </table:table-cell>
          <table:table-cell office:value-type="float" office:value="246.94">
            <text:p>246.94</text:p>
          </table:table-cell>
          <table:table-cell office:value-type="float" office:value="139.71">
            <text:p>139.71</text:p>
          </table:table-cell>
        </table:table-row>
        <table:table-row table:style-name="ro2">
          <table:table-cell table:number-columns-repeated="4"/>
          <table:table-cell table:formula="of:=[.$E$2]/(2*[.H54])" office:value-type="float" office:value="0.650326797385621">
            <text:p>0.6503267974</text:p>
          </table:table-cell>
          <table:table-cell/>
          <table:table-cell office:value-type="string">
            <text:p>C4</text:p>
          </table:table-cell>
          <table:table-cell office:value-type="float" office:value="261.63">
            <text:p>261.63</text:p>
          </table:table-cell>
          <table:table-cell office:value-type="float" office:value="131.87">
            <text:p>131.87</text:p>
          </table:table-cell>
        </table:table-row>
        <table:table-row table:style-name="ro2">
          <table:table-cell table:number-columns-repeated="4"/>
          <table:table-cell table:formula="of:=[.$E$2]/(2*[.H55])" office:value-type="float" office:value="0.613842990114727">
            <text:p>0.6138429901</text:p>
          </table:table-cell>
          <table:table-cell/>
          <table:table-cell office:value-type="string">
            <text:p> C#4/Db4 </text:p>
          </table:table-cell>
          <table:table-cell office:value-type="float" office:value="277.18">
            <text:p>277.18</text:p>
          </table:table-cell>
          <table:table-cell office:value-type="float" office:value="124.47">
            <text:p>124.47</text:p>
          </table:table-cell>
        </table:table-row>
        <table:table-row table:style-name="ro2">
          <table:table-cell table:number-columns-repeated="4"/>
          <table:table-cell table:formula="of:=[.$E$2]/(2*[.H56])" office:value-type="float" office:value="0.579394537900974">
            <text:p>0.5793945379</text:p>
          </table:table-cell>
          <table:table-cell/>
          <table:table-cell office:value-type="string">
            <text:p>D4</text:p>
          </table:table-cell>
          <table:table-cell office:value-type="float" office:value="293.66">
            <text:p>293.66</text:p>
          </table:table-cell>
          <table:table-cell office:value-type="float" office:value="117.48">
            <text:p>117.48</text:p>
          </table:table-cell>
        </table:table-row>
        <table:table-row table:style-name="ro2">
          <table:table-cell table:number-columns-repeated="4"/>
          <table:table-cell table:formula="of:=[.$E$2]/(2*[.H57])" office:value-type="float" office:value="0.546861440555395">
            <text:p>0.5468614406</text:p>
          </table:table-cell>
          <table:table-cell/>
          <table:table-cell office:value-type="string">
            <text:p> D#4/Eb4 </text:p>
          </table:table-cell>
          <table:table-cell office:value-type="float" office:value="311.13">
            <text:p>311.13</text:p>
          </table:table-cell>
          <table:table-cell office:value-type="float" office:value="110.89">
            <text:p>110.89</text:p>
          </table:table-cell>
        </table:table-row>
        <table:table-row table:style-name="ro2">
          <table:table-cell table:number-columns-repeated="4"/>
          <table:table-cell table:formula="of:=[.$E$2]/(2*[.H58])" office:value-type="float" office:value="0.516169644753208">
            <text:p>0.5161696448</text:p>
          </table:table-cell>
          <table:table-cell/>
          <table:table-cell office:value-type="string">
            <text:p>E4</text:p>
          </table:table-cell>
          <table:table-cell office:value-type="float" office:value="329.63">
            <text:p>329.63</text:p>
          </table:table-cell>
          <table:table-cell office:value-type="float" office:value="104.66">
            <text:p>104.66</text:p>
          </table:table-cell>
        </table:table-row>
        <table:table-row table:style-name="ro2">
          <table:table-cell table:number-columns-repeated="4"/>
          <table:table-cell table:formula="of:=[.$E$2]/(2*[.H59])" office:value-type="float" office:value="0.48720041233571">
            <text:p>0.4872004123</text:p>
          </table:table-cell>
          <table:table-cell/>
          <table:table-cell office:value-type="string">
            <text:p>F4</text:p>
          </table:table-cell>
          <table:table-cell office:value-type="float" office:value="349.23">
            <text:p>349.23</text:p>
          </table:table-cell>
          <table:table-cell office:value-type="float" office:value="98.79">
            <text:p>98.79</text:p>
          </table:table-cell>
        </table:table-row>
        <table:table-row table:style-name="ro2">
          <table:table-cell table:number-columns-repeated="4"/>
          <table:table-cell table:formula="of:=[.$E$2]/(2*[.H60])" office:value-type="float" office:value="0.459863780102165">
            <text:p>0.4598637801</text:p>
          </table:table-cell>
          <table:table-cell/>
          <table:table-cell office:value-type="string">
            <text:p> F#4/Gb4 </text:p>
          </table:table-cell>
          <table:table-cell office:value-type="float" office:value="369.99">
            <text:p>369.99</text:p>
          </table:table-cell>
          <table:table-cell office:value-type="float" office:value="93.24">
            <text:p>93.24</text:p>
          </table:table-cell>
        </table:table-row>
        <table:table-row table:style-name="ro2">
          <table:table-cell table:number-columns-repeated="4"/>
          <table:table-cell table:formula="of:=[.$E$2]/(2*[.H61])" office:value-type="float" office:value="0.434043367346939">
            <text:p>0.4340433673</text:p>
          </table:table-cell>
          <table:table-cell/>
          <table:table-cell office:value-type="string">
            <text:p>G4</text:p>
          </table:table-cell>
          <table:table-cell office:value-type="float" office:value="392">
            <text:p>392</text:p>
          </table:table-cell>
          <table:table-cell office:value-type="float" office:value="88.01">
            <text:p>88.01</text:p>
          </table:table-cell>
        </table:table-row>
        <table:table-row table:style-name="ro2">
          <table:table-cell table:number-columns-repeated="4"/>
          <table:table-cell table:formula="of:=[.$E$2]/(2*[.H62])" office:value-type="float" office:value="0.409691789068144">
            <text:p>0.4096917891</text:p>
          </table:table-cell>
          <table:table-cell/>
          <table:table-cell office:value-type="string">
            <text:p> G#4/Ab4 </text:p>
          </table:table-cell>
          <table:table-cell office:value-type="float" office:value="415.3">
            <text:p>415.3</text:p>
          </table:table-cell>
          <table:table-cell office:value-type="float" office:value="83.07">
            <text:p>83.07</text:p>
          </table:table-cell>
        </table:table-row>
        <table:table-row table:style-name="ro2">
          <table:table-cell table:number-columns-repeated="4"/>
          <table:table-cell table:formula="of:=[.$E$2]/(2*[.H63])" office:value-type="float" office:value="0.386693181818182">
            <text:p>0.3866931818</text:p>
          </table:table-cell>
          <table:table-cell/>
          <table:table-cell office:value-type="string">
            <text:p>A4</text:p>
          </table:table-cell>
          <table:table-cell office:value-type="float" office:value="440">
            <text:p>440</text:p>
          </table:table-cell>
          <table:table-cell office:value-type="float" office:value="78.41">
            <text:p>78.41</text:p>
          </table:table-cell>
        </table:table-row>
        <table:table-row table:style-name="ro2">
          <table:table-cell table:number-columns-repeated="4"/>
          <table:table-cell table:formula="of:=[.$E$2]/(2*[.H64])" office:value-type="float" office:value="0.364992706366913">
            <text:p>0.3649927064</text:p>
          </table:table-cell>
          <table:table-cell/>
          <table:table-cell office:value-type="string">
            <text:p> A#4/Bb4 </text:p>
          </table:table-cell>
          <table:table-cell office:value-type="float" office:value="466.16">
            <text:p>466.16</text:p>
          </table:table-cell>
          <table:table-cell office:value-type="float" office:value="74.01">
            <text:p>74.01</text:p>
          </table:table-cell>
        </table:table-row>
        <table:table-row table:style-name="ro2">
          <table:table-cell table:number-columns-repeated="4"/>
          <table:table-cell table:formula="of:=[.$E$2]/(2*[.H65])" office:value-type="float" office:value="0.344506762776383">
            <text:p>0.3445067628</text:p>
          </table:table-cell>
          <table:table-cell/>
          <table:table-cell office:value-type="string">
            <text:p>B4</text:p>
          </table:table-cell>
          <table:table-cell office:value-type="float" office:value="493.88">
            <text:p>493.88</text:p>
          </table:table-cell>
          <table:table-cell office:value-type="float" office:value="69.85">
            <text:p>69.85</text:p>
          </table:table-cell>
        </table:table-row>
        <table:table-row table:style-name="ro2">
          <table:table-cell table:number-columns-repeated="4"/>
          <table:table-cell table:formula="of:=[.$E$2]/(2*[.H66])" office:value-type="float" office:value="0.3251696129957">
            <text:p>0.325169613</text:p>
          </table:table-cell>
          <table:table-cell/>
          <table:table-cell office:value-type="string">
            <text:p>C5</text:p>
          </table:table-cell>
          <table:table-cell office:value-type="float" office:value="523.25">
            <text:p>523.25</text:p>
          </table:table-cell>
          <table:table-cell office:value-type="float" office:value="65.93">
            <text:p>65.93</text:p>
          </table:table-cell>
        </table:table-row>
        <table:table-row table:style-name="ro2">
          <table:table-cell table:number-columns-repeated="4"/>
          <table:table-cell table:formula="of:=[.$E$2]/(2*[.H67])" office:value-type="float" office:value="0.306915958655771">
            <text:p>0.3069159587</text:p>
          </table:table-cell>
          <table:table-cell/>
          <table:table-cell office:value-type="string">
            <text:p> C#5/Db5 </text:p>
          </table:table-cell>
          <table:table-cell office:value-type="float" office:value="554.37">
            <text:p>554.37</text:p>
          </table:table-cell>
          <table:table-cell office:value-type="float" office:value="62.23">
            <text:p>62.23</text:p>
          </table:table-cell>
        </table:table-row>
        <table:table-row table:style-name="ro2">
          <table:table-cell table:number-columns-repeated="4"/>
          <table:table-cell table:formula="of:=[.$E$2]/(2*[.H68])" office:value-type="float" office:value="0.289692336505883">
            <text:p>0.2896923365</text:p>
          </table:table-cell>
          <table:table-cell/>
          <table:table-cell office:value-type="string">
            <text:p>D5</text:p>
          </table:table-cell>
          <table:table-cell office:value-type="float" office:value="587.33">
            <text:p>587.33</text:p>
          </table:table-cell>
          <table:table-cell office:value-type="float" office:value="58.74">
            <text:p>58.74</text:p>
          </table:table-cell>
        </table:table-row>
        <table:table-row table:style-name="ro2">
          <table:table-cell table:number-columns-repeated="4"/>
          <table:table-cell table:formula="of:=[.$E$2]/(2*[.H69])" office:value-type="float" office:value="0.273435114503817">
            <text:p>0.2734351145</text:p>
          </table:table-cell>
          <table:table-cell/>
          <table:table-cell office:value-type="string">
            <text:p> D#5/Eb5 </text:p>
          </table:table-cell>
          <table:table-cell office:value-type="float" office:value="622.25">
            <text:p>622.25</text:p>
          </table:table-cell>
          <table:table-cell office:value-type="float" office:value="55.44">
            <text:p>55.44</text:p>
          </table:table-cell>
        </table:table-row>
        <table:table-row table:style-name="ro2">
          <table:table-cell table:number-columns-repeated="4"/>
          <table:table-cell table:formula="of:=[.$E$2]/(2*[.H70])" office:value-type="float" office:value="0.258088737201365">
            <text:p>0.2580887372</text:p>
          </table:table-cell>
          <table:table-cell/>
          <table:table-cell office:value-type="string">
            <text:p>E5</text:p>
          </table:table-cell>
          <table:table-cell office:value-type="float" office:value="659.25">
            <text:p>659.25</text:p>
          </table:table-cell>
          <table:table-cell office:value-type="float" office:value="52.33">
            <text:p>52.33</text:p>
          </table:table-cell>
        </table:table-row>
        <table:table-row table:style-name="ro2">
          <table:table-cell table:number-columns-repeated="4"/>
          <table:table-cell table:formula="of:=[.$E$2]/(2*[.H71])" office:value-type="float" office:value="0.243600206167855">
            <text:p>0.2436002062</text:p>
          </table:table-cell>
          <table:table-cell/>
          <table:table-cell office:value-type="string">
            <text:p>F5</text:p>
          </table:table-cell>
          <table:table-cell office:value-type="float" office:value="698.46">
            <text:p>698.46</text:p>
          </table:table-cell>
          <table:table-cell office:value-type="float" office:value="49.39">
            <text:p>49.39</text:p>
          </table:table-cell>
        </table:table-row>
        <table:table-row table:style-name="ro2">
          <table:table-cell table:number-columns-repeated="4"/>
          <table:table-cell table:formula="of:=[.$E$2]/(2*[.H72])" office:value-type="float" office:value="0.229928782821389">
            <text:p>0.2299287828</text:p>
          </table:table-cell>
          <table:table-cell/>
          <table:table-cell office:value-type="string">
            <text:p> F#5/Gb5 </text:p>
          </table:table-cell>
          <table:table-cell office:value-type="float" office:value="739.99">
            <text:p>739.99</text:p>
          </table:table-cell>
          <table:table-cell office:value-type="float" office:value="46.62">
            <text:p>46.62</text:p>
          </table:table-cell>
        </table:table-row>
        <table:table-row table:style-name="ro2">
          <table:table-cell table:number-columns-repeated="4"/>
          <table:table-cell table:formula="of:=[.$E$2]/(2*[.H73])" office:value-type="float" office:value="0.217024451842498">
            <text:p>0.2170244518</text:p>
          </table:table-cell>
          <table:table-cell/>
          <table:table-cell office:value-type="string">
            <text:p>G5</text:p>
          </table:table-cell>
          <table:table-cell office:value-type="float" office:value="783.99">
            <text:p>783.99</text:p>
          </table:table-cell>
          <table:table-cell office:value-type="float" office:value="44.01">
            <text:p>44.01</text:p>
          </table:table-cell>
        </table:table-row>
        <table:table-row table:style-name="ro2">
          <table:table-cell table:number-columns-repeated="4"/>
          <table:table-cell table:formula="of:=[.$E$2]/(2*[.H74])" office:value-type="float" office:value="0.204843428323762">
            <text:p>0.2048434283</text:p>
          </table:table-cell>
          <table:table-cell/>
          <table:table-cell office:value-type="string">
            <text:p> G#5/Ab5 </text:p>
          </table:table-cell>
          <table:table-cell office:value-type="float" office:value="830.61">
            <text:p>830.61</text:p>
          </table:table-cell>
          <table:table-cell office:value-type="float" office:value="41.54">
            <text:p>41.54</text:p>
          </table:table-cell>
        </table:table-row>
        <table:table-row table:style-name="ro2">
          <table:table-cell table:number-columns-repeated="4"/>
          <table:table-cell table:formula="of:=[.$E$2]/(2*[.H75])" office:value-type="float" office:value="0.193346590909091">
            <text:p>0.1933465909</text:p>
          </table:table-cell>
          <table:table-cell/>
          <table:table-cell office:value-type="string">
            <text:p>A5</text:p>
          </table:table-cell>
          <table:table-cell office:value-type="float" office:value="880">
            <text:p>880</text:p>
          </table:table-cell>
          <table:table-cell office:value-type="float" office:value="39.2">
            <text:p>39.2</text:p>
          </table:table-cell>
        </table:table-row>
        <table:table-row table:style-name="ro2">
          <table:table-cell table:number-columns-repeated="4"/>
          <table:table-cell table:formula="of:=[.$E$2]/(2*[.H76])" office:value-type="float" office:value="0.182494395761158">
            <text:p>0.1824943958</text:p>
          </table:table-cell>
          <table:table-cell/>
          <table:table-cell office:value-type="string">
            <text:p> A#5/Bb5 </text:p>
          </table:table-cell>
          <table:table-cell office:value-type="float" office:value="932.33">
            <text:p>932.33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4"/>
          <table:table-cell table:formula="of:=[.$E$2]/(2*[.H77])" office:value-type="float" office:value="0.172251637526955">
            <text:p>0.1722516375</text:p>
          </table:table-cell>
          <table:table-cell/>
          <table:table-cell office:value-type="string">
            <text:p>B5</text:p>
          </table:table-cell>
          <table:table-cell office:value-type="float" office:value="987.77">
            <text:p>987.77</text:p>
          </table:table-cell>
          <table:table-cell office:value-type="float" office:value="34.93">
            <text:p>34.93</text:p>
          </table:table-cell>
        </table:table-row>
        <table:table-row table:style-name="ro2">
          <table:table-cell table:number-columns-repeated="4"/>
          <table:table-cell table:formula="of:=[.$E$2]/(2*[.H78])" office:value-type="float" office:value="0.16258480649785">
            <text:p>0.1625848065</text:p>
          </table:table-cell>
          <table:table-cell/>
          <table:table-cell office:value-type="string">
            <text:p>C6</text:p>
          </table:table-cell>
          <table:table-cell office:value-type="float" office:value="1046.5">
            <text:p>1046.5</text:p>
          </table:table-cell>
          <table:table-cell office:value-type="float" office:value="32.97">
            <text:p>32.97</text:p>
          </table:table-cell>
        </table:table-row>
        <table:table-row table:style-name="ro2">
          <table:table-cell table:number-columns-repeated="4"/>
          <table:table-cell table:formula="of:=[.$E$2]/(2*[.H79])" office:value-type="float" office:value="0.1534593634158">
            <text:p>0.1534593634</text:p>
          </table:table-cell>
          <table:table-cell/>
          <table:table-cell office:value-type="string">
            <text:p> C#6/Db6 </text:p>
          </table:table-cell>
          <table:table-cell office:value-type="float" office:value="1108.73">
            <text:p>1108.73</text:p>
          </table:table-cell>
          <table:table-cell office:value-type="float" office:value="31.12">
            <text:p>31.12</text:p>
          </table:table-cell>
        </table:table-row>
        <table:table-row table:style-name="ro2">
          <table:table-cell table:number-columns-repeated="4"/>
          <table:table-cell table:formula="of:=[.$E$2]/(2*[.H80])" office:value-type="float" office:value="0.144846168252941">
            <text:p>0.1448461683</text:p>
          </table:table-cell>
          <table:table-cell/>
          <table:table-cell office:value-type="string">
            <text:p>D6</text:p>
          </table:table-cell>
          <table:table-cell office:value-type="float" office:value="1174.66">
            <text:p>1174.66</text:p>
          </table:table-cell>
          <table:table-cell office:value-type="float" office:value="29.37">
            <text:p>29.37</text:p>
          </table:table-cell>
        </table:table-row>
        <table:table-row table:style-name="ro2">
          <table:table-cell table:number-columns-repeated="4"/>
          <table:table-cell table:formula="of:=[.$E$2]/(2*[.H81])" office:value-type="float" office:value="0.136716458686551">
            <text:p>0.1367164587</text:p>
          </table:table-cell>
          <table:table-cell/>
          <table:table-cell office:value-type="string">
            <text:p> D#6/Eb6 </text:p>
          </table:table-cell>
          <table:table-cell office:value-type="float" office:value="1244.51">
            <text:p>1244.51</text:p>
          </table:table-cell>
          <table:table-cell office:value-type="float" office:value="27.72">
            <text:p>27.72</text:p>
          </table:table-cell>
        </table:table-row>
        <table:table-row table:style-name="ro2">
          <table:table-cell table:number-columns-repeated="4"/>
          <table:table-cell table:formula="of:=[.$E$2]/(2*[.H82])" office:value-type="float" office:value="0.12904338988707">
            <text:p>0.1290433899</text:p>
          </table:table-cell>
          <table:table-cell/>
          <table:table-cell office:value-type="string">
            <text:p>E6</text:p>
          </table:table-cell>
          <table:table-cell office:value-type="float" office:value="1318.51">
            <text:p>1318.51</text:p>
          </table:table-cell>
          <table:table-cell office:value-type="float" office:value="26.17">
            <text:p>26.17</text:p>
          </table:table-cell>
        </table:table-row>
        <table:table-row table:style-name="ro2">
          <table:table-cell table:number-columns-repeated="4"/>
          <table:table-cell table:formula="of:=[.$E$2]/(2*[.H83])" office:value-type="float" office:value="0.121800975009127">
            <text:p>0.121800975</text:p>
          </table:table-cell>
          <table:table-cell/>
          <table:table-cell office:value-type="string">
            <text:p>F6</text:p>
          </table:table-cell>
          <table:table-cell office:value-type="float" office:value="1396.91">
            <text:p>1396.91</text:p>
          </table:table-cell>
          <table:table-cell office:value-type="float" office:value="24.7">
            <text:p>24.7</text:p>
          </table:table-cell>
        </table:table-row>
        <table:table-row table:style-name="ro2">
          <table:table-cell table:number-columns-repeated="4"/>
          <table:table-cell table:formula="of:=[.$E$2]/(2*[.H84])" office:value-type="float" office:value="0.114964391410695">
            <text:p>0.1149643914</text:p>
          </table:table-cell>
          <table:table-cell/>
          <table:table-cell office:value-type="string">
            <text:p> F#6/Gb6 </text:p>
          </table:table-cell>
          <table:table-cell office:value-type="float" office:value="1479.98">
            <text:p>1479.98</text:p>
          </table:table-cell>
          <table:table-cell office:value-type="float" office:value="23.31">
            <text:p>23.31</text:p>
          </table:table-cell>
        </table:table-row>
        <table:table-row table:style-name="ro2">
          <table:table-cell table:number-columns-repeated="4"/>
          <table:table-cell table:formula="of:=[.$E$2]/(2*[.H85])" office:value-type="float" office:value="0.108512225921249">
            <text:p>0.1085122259</text:p>
          </table:table-cell>
          <table:table-cell/>
          <table:table-cell office:value-type="string">
            <text:p>G6</text:p>
          </table:table-cell>
          <table:table-cell office:value-type="float" office:value="1567.98">
            <text:p>1567.98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number-columns-repeated="4"/>
          <table:table-cell table:formula="of:=[.$E$2]/(2*[.H86])" office:value-type="float" office:value="0.102421714161881">
            <text:p>0.1024217142</text:p>
          </table:table-cell>
          <table:table-cell/>
          <table:table-cell office:value-type="string">
            <text:p> G#6/Ab6 </text:p>
          </table:table-cell>
          <table:table-cell office:value-type="float" office:value="1661.22">
            <text:p>1661.22</text:p>
          </table:table-cell>
          <table:table-cell office:value-type="float" office:value="20.77">
            <text:p>20.77</text:p>
          </table:table-cell>
        </table:table-row>
        <table:table-row table:style-name="ro2">
          <table:table-cell table:number-columns-repeated="4"/>
          <table:table-cell table:formula="of:=[.$E$2]/(2*[.H87])" office:value-type="float" office:value="0.0966732954545455">
            <text:p>0.0966732955</text:p>
          </table:table-cell>
          <table:table-cell/>
          <table:table-cell office:value-type="string">
            <text:p>A6</text:p>
          </table:table-cell>
          <table:table-cell office:value-type="float" office:value="1760">
            <text:p>1760</text:p>
          </table:table-cell>
          <table:table-cell office:value-type="float" office:value="19.6">
            <text:p>19.6</text:p>
          </table:table-cell>
        </table:table-row>
        <table:table-row table:style-name="ro2">
          <table:table-cell table:number-columns-repeated="4"/>
          <table:table-cell table:formula="of:=[.$E$2]/(2*[.H88])" office:value-type="float" office:value="0.0912471978805788">
            <text:p>0.0912471979</text:p>
          </table:table-cell>
          <table:table-cell/>
          <table:table-cell office:value-type="string">
            <text:p> A#6/Bb6 </text:p>
          </table:table-cell>
          <table:table-cell office:value-type="float" office:value="1864.66">
            <text:p>1864.66</text:p>
          </table:table-cell>
          <table:table-cell office:value-type="float" office:value="18.5">
            <text:p>18.5</text:p>
          </table:table-cell>
        </table:table-row>
        <table:table-row table:style-name="ro2">
          <table:table-cell table:number-columns-repeated="4"/>
          <table:table-cell table:formula="of:=[.$E$2]/(2*[.H89])" office:value-type="float" office:value="0.0861262547265797">
            <text:p>0.0861262547</text:p>
          </table:table-cell>
          <table:table-cell/>
          <table:table-cell office:value-type="string">
            <text:p>B6</text:p>
          </table:table-cell>
          <table:table-cell office:value-type="float" office:value="1975.53">
            <text:p>1975.53</text:p>
          </table:table-cell>
          <table:table-cell office:value-type="float" office:value="17.46">
            <text:p>17.46</text:p>
          </table:table-cell>
        </table:table-row>
        <table:table-row table:style-name="ro2">
          <table:table-cell table:number-columns-repeated="4"/>
          <table:table-cell table:formula="of:=[.$E$2]/(2*[.H90])" office:value-type="float" office:value="0.081292403248925">
            <text:p>0.0812924032</text:p>
          </table:table-cell>
          <table:table-cell/>
          <table:table-cell office:value-type="string">
            <text:p>C7</text:p>
          </table:table-cell>
          <table:table-cell office:value-type="float" office:value="2093">
            <text:p>2093</text:p>
          </table:table-cell>
          <table:table-cell office:value-type="float" office:value="16.48">
            <text:p>16.48</text:p>
          </table:table-cell>
        </table:table-row>
        <table:table-row table:style-name="ro2">
          <table:table-cell table:number-columns-repeated="4"/>
          <table:table-cell table:formula="of:=[.$E$2]/(2*[.H91])" office:value-type="float" office:value="0.0767296817079">
            <text:p>0.0767296817</text:p>
          </table:table-cell>
          <table:table-cell/>
          <table:table-cell office:value-type="string">
            <text:p> C#7/Db7 </text:p>
          </table:table-cell>
          <table:table-cell office:value-type="float" office:value="2217.46">
            <text:p>2217.46</text:p>
          </table:table-cell>
          <table:table-cell office:value-type="float" office:value="15.56">
            <text:p>15.56</text:p>
          </table:table-cell>
        </table:table-row>
        <table:table-row table:style-name="ro2">
          <table:table-cell table:number-columns-repeated="4"/>
          <table:table-cell table:formula="of:=[.$E$2]/(2*[.H92])" office:value-type="float" office:value="0.0724230841264706">
            <text:p>0.0724230841</text:p>
          </table:table-cell>
          <table:table-cell/>
          <table:table-cell office:value-type="string">
            <text:p>D7</text:p>
          </table:table-cell>
          <table:table-cell office:value-type="float" office:value="2349.32">
            <text:p>2349.32</text:p>
          </table:table-cell>
          <table:table-cell office:value-type="float" office:value="14.69">
            <text:p>14.69</text:p>
          </table:table-cell>
        </table:table-row>
        <table:table-row table:style-name="ro2">
          <table:table-cell table:number-columns-repeated="4"/>
          <table:table-cell table:formula="of:=[.$E$2]/(2*[.H93])" office:value-type="float" office:value="0.0683582293432757">
            <text:p>0.0683582293</text:p>
          </table:table-cell>
          <table:table-cell/>
          <table:table-cell office:value-type="string">
            <text:p> D#7/Eb7 </text:p>
          </table:table-cell>
          <table:table-cell office:value-type="float" office:value="2489.02">
            <text:p>2489.02</text:p>
          </table:table-cell>
          <table:table-cell office:value-type="float" office:value="13.86">
            <text:p>13.86</text:p>
          </table:table-cell>
        </table:table-row>
        <table:table-row table:style-name="ro2">
          <table:table-cell table:number-columns-repeated="4"/>
          <table:table-cell table:formula="of:=[.$E$2]/(2*[.H94])" office:value-type="float" office:value="0.0645216949435348">
            <text:p>0.0645216949</text:p>
          </table:table-cell>
          <table:table-cell/>
          <table:table-cell office:value-type="string">
            <text:p>E7</text:p>
          </table:table-cell>
          <table:table-cell office:value-type="float" office:value="2637.02">
            <text:p>2637.02</text:p>
          </table:table-cell>
          <table:table-cell office:value-type="float" office:value="13.08">
            <text:p>13.08</text:p>
          </table:table-cell>
        </table:table-row>
        <table:table-row table:style-name="ro2">
          <table:table-cell table:number-columns-repeated="4"/>
          <table:table-cell table:formula="of:=[.$E$2]/(2*[.H95])" office:value-type="float" office:value="0.0609002695224835">
            <text:p>0.0609002695</text:p>
          </table:table-cell>
          <table:table-cell/>
          <table:table-cell office:value-type="string">
            <text:p>F7</text:p>
          </table:table-cell>
          <table:table-cell office:value-type="float" office:value="2793.83">
            <text:p>2793.83</text:p>
          </table:table-cell>
          <table:table-cell office:value-type="float" office:value="12.35">
            <text:p>12.35</text:p>
          </table:table-cell>
        </table:table-row>
        <table:table-row table:style-name="ro2">
          <table:table-cell table:number-columns-repeated="4"/>
          <table:table-cell table:formula="of:=[.$E$2]/(2*[.H96])" office:value-type="float" office:value="0.0574821957053474">
            <text:p>0.0574821957</text:p>
          </table:table-cell>
          <table:table-cell/>
          <table:table-cell office:value-type="string">
            <text:p> F#7/Gb7 </text:p>
          </table:table-cell>
          <table:table-cell office:value-type="float" office:value="2959.96">
            <text:p>2959.96</text:p>
          </table:table-cell>
          <table:table-cell office:value-type="float" office:value="11.66">
            <text:p>11.66</text:p>
          </table:table-cell>
        </table:table-row>
        <table:table-row table:style-name="ro2">
          <table:table-cell table:number-columns-repeated="4"/>
          <table:table-cell table:formula="of:=[.$E$2]/(2*[.H97])" office:value-type="float" office:value="0.0542561129606245">
            <text:p>0.054256113</text:p>
          </table:table-cell>
          <table:table-cell/>
          <table:table-cell office:value-type="string">
            <text:p>G7</text:p>
          </table:table-cell>
          <table:table-cell office:value-type="float" office:value="3135.96">
            <text:p>3135.9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4"/>
          <table:table-cell table:formula="of:=[.$E$2]/(2*[.H98])" office:value-type="float" office:value="0.0512108570809405">
            <text:p>0.0512108571</text:p>
          </table:table-cell>
          <table:table-cell/>
          <table:table-cell office:value-type="string">
            <text:p> G#7/Ab7 </text:p>
          </table:table-cell>
          <table:table-cell office:value-type="float" office:value="3322.44">
            <text:p>3322.44</text:p>
          </table:table-cell>
          <table:table-cell office:value-type="float" office:value="10.38">
            <text:p>10.38</text:p>
          </table:table-cell>
        </table:table-row>
        <table:table-row table:style-name="ro2">
          <table:table-cell table:number-columns-repeated="4"/>
          <table:table-cell table:formula="of:=[.$E$2]/(2*[.H99])" office:value-type="float" office:value="0.0483366477272727">
            <text:p>0.0483366477</text:p>
          </table:table-cell>
          <table:table-cell/>
          <table:table-cell office:value-type="string">
            <text:p>A7</text:p>
          </table:table-cell>
          <table:table-cell office:value-type="float" office:value="3520">
            <text:p>3520</text:p>
          </table:table-cell>
          <table:table-cell office:value-type="float" office:value="9.8">
            <text:p>9.8</text:p>
          </table:table-cell>
        </table:table-row>
        <table:table-row table:style-name="ro2">
          <table:table-cell table:number-columns-repeated="4"/>
          <table:table-cell table:formula="of:=[.$E$2]/(2*[.H100])" office:value-type="float" office:value="0.0456237212781989">
            <text:p>0.0456237213</text:p>
          </table:table-cell>
          <table:table-cell/>
          <table:table-cell office:value-type="string">
            <text:p> A#7/Bb7 </text:p>
          </table:table-cell>
          <table:table-cell office:value-type="float" office:value="3729.31">
            <text:p>3729.31</text:p>
          </table:table-cell>
          <table:table-cell office:value-type="float" office:value="9.25">
            <text:p>9.25</text:p>
          </table:table-cell>
        </table:table-row>
        <table:table-row table:style-name="ro2">
          <table:table-cell table:number-columns-repeated="4"/>
          <table:table-cell table:formula="of:=[.$E$2]/(2*[.H101])" office:value-type="float" office:value="0.0430630183722384">
            <text:p>0.0430630184</text:p>
          </table:table-cell>
          <table:table-cell/>
          <table:table-cell office:value-type="string">
            <text:p>B7</text:p>
          </table:table-cell>
          <table:table-cell office:value-type="float" office:value="3951.07">
            <text:p>3951.07</text:p>
          </table:table-cell>
          <table:table-cell office:value-type="float" office:value="8.73">
            <text:p>8.73</text:p>
          </table:table-cell>
        </table:table-row>
        <table:table-row table:style-name="ro2">
          <table:table-cell table:number-columns-repeated="4"/>
          <table:table-cell table:formula="of:=[.$E$2]/(2*[.H102])" office:value-type="float" office:value="0.0406461045243561">
            <text:p>0.0406461045</text:p>
          </table:table-cell>
          <table:table-cell/>
          <table:table-cell office:value-type="string">
            <text:p>C8</text:p>
          </table:table-cell>
          <table:table-cell office:value-type="float" office:value="4186.01">
            <text:p>4186.01</text:p>
          </table:table-cell>
          <table:table-cell office:value-type="float" office:value="8.24">
            <text:p>8.24</text:p>
          </table:table-cell>
        </table:table-row>
        <table:table-row table:style-name="ro2">
          <table:table-cell table:number-columns-repeated="4"/>
          <table:table-cell table:formula="of:=[.$E$2]/(2*[.H103])" office:value-type="float" office:value="0.03836484085395">
            <text:p>0.0383648409</text:p>
          </table:table-cell>
          <table:table-cell/>
          <table:table-cell office:value-type="string">
            <text:p> C#8/Db8 </text:p>
          </table:table-cell>
          <table:table-cell office:value-type="float" office:value="4434.92">
            <text:p>4434.92</text:p>
          </table:table-cell>
          <table:table-cell office:value-type="float" office:value="7.78">
            <text:p>7.78</text:p>
          </table:table-cell>
        </table:table-row>
        <table:table-row table:style-name="ro2">
          <table:table-cell table:number-columns-repeated="4"/>
          <table:table-cell table:formula="of:=[.$E$2]/(2*[.H104])" office:value-type="float" office:value="0.0362116191315341">
            <text:p>0.0362116191</text:p>
          </table:table-cell>
          <table:table-cell/>
          <table:table-cell office:value-type="string">
            <text:p>D8</text:p>
          </table:table-cell>
          <table:table-cell office:value-type="float" office:value="4698.63">
            <text:p>4698.63</text:p>
          </table:table-cell>
          <table:table-cell office:value-type="float" office:value="7.34">
            <text:p>7.34</text:p>
          </table:table-cell>
        </table:table-row>
        <table:table-row table:style-name="ro2">
          <table:table-cell table:number-columns-repeated="4"/>
          <table:table-cell table:formula="of:=[.$E$2]/(2*[.H105])" office:value-type="float" office:value="0.0341791833315589">
            <text:p>0.0341791833</text:p>
          </table:table-cell>
          <table:table-cell/>
          <table:table-cell office:value-type="string">
            <text:p> D#8/Eb8 </text:p>
          </table:table-cell>
          <table:table-cell office:value-type="float" office:value="4978.03">
            <text:p>4978.03</text:p>
          </table:table-cell>
          <table:table-cell office:value-type="float" office:value="6.93">
            <text:p>6.93</text:p>
          </table:table-cell>
        </table:table-row>
        <table:table-row table:style-name="ro2">
          <table:table-cell table:number-columns-repeated="4"/>
          <table:table-cell table:formula="of:=[.$E$2]/(2*[.H106])" office:value-type="float" office:value="0.0322608474717674">
            <text:p>0.0322608475</text:p>
          </table:table-cell>
          <table:table-cell/>
          <table:table-cell office:value-type="string">
            <text:p>E8</text:p>
          </table:table-cell>
          <table:table-cell office:value-type="float" office:value="5274.04">
            <text:p>5274.04</text:p>
          </table:table-cell>
          <table:table-cell office:value-type="float" office:value="6.54">
            <text:p>6.54</text:p>
          </table:table-cell>
        </table:table-row>
        <table:table-row table:style-name="ro2">
          <table:table-cell table:number-columns-repeated="4"/>
          <table:table-cell table:formula="of:=[.$E$2]/(2*[.H107])" office:value-type="float" office:value="0.0304501892566643">
            <text:p>0.0304501893</text:p>
          </table:table-cell>
          <table:table-cell/>
          <table:table-cell office:value-type="string">
            <text:p>F8</text:p>
          </table:table-cell>
          <table:table-cell office:value-type="float" office:value="5587.65">
            <text:p>5587.65</text:p>
          </table:table-cell>
          <table:table-cell office:value-type="float" office:value="6.17">
            <text:p>6.17</text:p>
          </table:table-cell>
        </table:table-row>
        <table:table-row table:style-name="ro2">
          <table:table-cell table:number-columns-repeated="4"/>
          <table:table-cell table:formula="of:=[.$E$2]/(2*[.H108])" office:value-type="float" office:value="0.0287411464025636">
            <text:p>0.0287411464</text:p>
          </table:table-cell>
          <table:table-cell/>
          <table:table-cell office:value-type="string">
            <text:p> F#8/Gb8 </text:p>
          </table:table-cell>
          <table:table-cell office:value-type="float" office:value="5919.91">
            <text:p>5919.91</text:p>
          </table:table-cell>
          <table:table-cell office:value-type="float" office:value="5.83">
            <text:p>5.83</text:p>
          </table:table-cell>
        </table:table-row>
        <table:table-row table:style-name="ro2">
          <table:table-cell table:number-columns-repeated="4"/>
          <table:table-cell table:formula="of:=[.$E$2]/(2*[.H109])" office:value-type="float" office:value="0.0271280132271884">
            <text:p>0.0271280132</text:p>
          </table:table-cell>
          <table:table-cell/>
          <table:table-cell office:value-type="string">
            <text:p>G8</text:p>
          </table:table-cell>
          <table:table-cell office:value-type="float" office:value="6271.93">
            <text:p>6271.93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table:number-columns-repeated="4"/>
          <table:table-cell table:formula="of:=[.$E$2]/(2*[.H110])" office:value-type="float" office:value="0.0256054285404703">
            <text:p>0.0256054285</text:p>
          </table:table-cell>
          <table:table-cell/>
          <table:table-cell office:value-type="string">
            <text:p> G#8/Ab8 </text:p>
          </table:table-cell>
          <table:table-cell office:value-type="float" office:value="6644.88">
            <text:p>6644.88</text:p>
          </table:table-cell>
          <table:table-cell office:value-type="float" office:value="5.19">
            <text:p>5.19</text:p>
          </table:table-cell>
        </table:table-row>
        <table:table-row table:style-name="ro2">
          <table:table-cell table:number-columns-repeated="4"/>
          <table:table-cell table:formula="of:=[.$E$2]/(2*[.H111])" office:value-type="float" office:value="0.0241683238636364">
            <text:p>0.0241683239</text:p>
          </table:table-cell>
          <table:table-cell/>
          <table:table-cell office:value-type="string">
            <text:p>A8</text:p>
          </table:table-cell>
          <table:table-cell office:value-type="float" office:value="7040">
            <text:p>7040</text:p>
          </table:table-cell>
          <table:table-cell office:value-type="float" office:value="4.9">
            <text:p>4.9</text:p>
          </table:table-cell>
        </table:table-row>
        <table:table-row table:style-name="ro2">
          <table:table-cell table:number-columns-repeated="4"/>
          <table:table-cell table:formula="of:=[.$E$2]/(2*[.H112])" office:value-type="float" office:value="0.0228118606390995">
            <text:p>0.0228118606</text:p>
          </table:table-cell>
          <table:table-cell/>
          <table:table-cell office:value-type="string">
            <text:p> A#8/Bb8 </text:p>
          </table:table-cell>
          <table:table-cell office:value-type="float" office:value="7458.62">
            <text:p>7458.62</text:p>
          </table:table-cell>
          <table:table-cell office:value-type="float" office:value="4.63">
            <text:p>4.63</text:p>
          </table:table-cell>
        </table:table-row>
        <table:table-row table:style-name="ro2">
          <table:table-cell table:number-columns-repeated="4"/>
          <table:table-cell table:formula="of:=[.$E$2]/(2*[.H113])" office:value-type="float" office:value="0.0215315364338476">
            <text:p>0.0215315364</text:p>
          </table:table-cell>
          <table:table-cell/>
          <table:table-cell office:value-type="string">
            <text:p>B8</text:p>
          </table:table-cell>
          <table:table-cell office:value-type="float" office:value="7902.13">
            <text:p>7902.13</text:p>
          </table:table-cell>
          <table:table-cell office:value-type="float" office:value="4.37">
            <text:p>4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3:50:13</meta:creation-date>
    <dc:date>2015-03-16T20:04:13</dc:date>
    <meta:editing-duration>P1DT5H58M43S</meta:editing-duration>
    <meta:editing-cycles>1</meta:editing-cycles>
    <meta:document-statistic meta:table-count="1" meta:cell-count="438" meta:object-count="0"/>
    <meta:generator>LibreOffice/4.0.3.3$MacOSX_x86 LibreOffice_project/0eaa50a932c8f2199a615e1eb30f7ac74279539</meta:generator>
    <meta:user-defined meta:name=""/>
  </office:meta>
</office:document-meta>
</file>